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153" officeooo:paragraph-rsid="0012b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bo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8:43:02.153000000</meta:creation-date>
    <dc:date>2019-04-29T18:43:13.304000000</dc:date>
    <meta:editing-duration>PT11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7"/>
    <meta:generator>LibreOffice/6.0.7.3$Windows_x86 LibreOffice_project/dc89aa7a9eabfd848af146d5086077aeed2ae4a5</meta:generator>
  </office:meta>
</office:document-meta>
</file>